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3e4d0" officeooo:paragraph-rsid="0003e4d0" style:font-weight-asian="normal" style:font-weight-complex="normal"/>
    </style:style>
    <style:style style:name="P2" style:family="paragraph" style:parent-style-name="Standard">
      <style:text-properties fo:font-weight="normal" officeooo:rsid="0004f959" officeooo:paragraph-rsid="0004f959" style:font-weight-asian="normal" style:font-weight-complex="normal"/>
    </style:style>
    <style:style style:name="P3" style:family="paragraph" style:parent-style-name="Standard">
      <style:text-properties fo:font-weight="normal" officeooo:rsid="00067fcb" officeooo:paragraph-rsid="00067fcb" style:font-weight-asian="normal" style:font-weight-complex="normal"/>
    </style:style>
    <style:style style:name="P4" style:family="paragraph" style:parent-style-name="Standard">
      <style:text-properties fo:font-weight="normal" officeooo:rsid="00067fcb" officeooo:paragraph-rsid="00075ed5" style:font-weight-asian="normal" style:font-weight-complex="normal"/>
    </style:style>
    <style:style style:name="P5" style:family="paragraph" style:parent-style-name="Standard">
      <style:text-properties fo:font-weight="normal" officeooo:rsid="00075ed5" officeooo:paragraph-rsid="00075ed5" style:font-weight-asian="normal" style:font-weight-complex="normal"/>
    </style:style>
    <style:style style:name="P6" style:family="paragraph" style:parent-style-name="Standard">
      <style:text-properties fo:font-weight="normal" officeooo:rsid="000885a8" officeooo:paragraph-rsid="000885a8" style:font-weight-asian="normal" style:font-weight-complex="normal"/>
    </style:style>
    <style:style style:name="P7" style:family="paragraph" style:parent-style-name="Standard">
      <style:text-properties fo:font-weight="bold" officeooo:rsid="0003e4d0" officeooo:paragraph-rsid="0003e4d0" style:font-weight-asian="bold" style:font-weight-complex="bold"/>
    </style:style>
    <style:style style:name="P8" style:family="paragraph" style:parent-style-name="Standard">
      <style:text-properties fo:font-weight="bold" officeooo:rsid="0004f959" officeooo:paragraph-rsid="0004f959" style:font-weight-asian="bold" style:font-weight-complex="bold"/>
    </style:style>
    <style:style style:name="P9" style:family="paragraph" style:parent-style-name="Standard">
      <style:text-properties fo:font-weight="bold" officeooo:rsid="00067fcb" officeooo:paragraph-rsid="00067fcb" style:font-weight-asian="bold" style:font-weight-complex="bold"/>
    </style:style>
    <style:style style:name="P10" style:family="paragraph" style:parent-style-name="Standard">
      <style:text-properties fo:font-weight="bold" officeooo:rsid="00075ed5" officeooo:paragraph-rsid="00075ed5" style:font-weight-asian="bold" style:font-weight-complex="bold"/>
    </style:style>
    <style:style style:name="P11" style:family="paragraph" style:parent-style-name="Standard">
      <style:text-properties fo:font-weight="bold" officeooo:rsid="000885a8" officeooo:paragraph-rsid="000885a8" style:font-weight-asian="bold" style:font-weight-complex="bold"/>
    </style:style>
    <style:style style:name="P12" style:family="paragraph" style:parent-style-name="Standard">
      <style:text-properties fo:font-weight="bold" officeooo:rsid="000885a8" officeooo:paragraph-rsid="0009eb11" style:font-weight-asian="bold" style:font-weight-complex="bold"/>
    </style:style>
    <style:style style:name="P13" style:family="paragraph" style:parent-style-name="Standard">
      <style:text-properties fo:font-weight="bold" officeooo:rsid="0009eb11" officeooo:paragraph-rsid="0009eb11" style:font-weight-asian="bold" style:font-weight-complex="bold"/>
    </style:style>
    <style:style style:name="P14" style:family="paragraph" style:parent-style-name="Standard">
      <style:text-properties fo:font-weight="bold" officeooo:rsid="0009eb11" officeooo:paragraph-rsid="000b28f8" style:font-weight-asian="bold" style:font-weight-complex="bold"/>
    </style:style>
    <style:style style:name="P15" style:family="paragraph" style:parent-style-name="Standard">
      <style:text-properties fo:font-weight="bold" officeooo:rsid="0009eb11" officeooo:paragraph-rsid="000c23a8" style:font-weight-asian="bold" style:font-weight-complex="bold"/>
    </style:style>
    <style:style style:name="P16" style:family="paragraph" style:parent-style-name="Standard">
      <style:text-properties fo:font-weight="bold" officeooo:rsid="0009eb11" officeooo:paragraph-rsid="000cd912" style:font-weight-asian="bold" style:font-weight-complex="bold"/>
    </style:style>
    <style:style style:name="T1" style:family="text">
      <style:text-properties officeooo:rsid="0004f95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9eb11" style:font-weight-asian="normal" style:font-weight-complex="normal"/>
    </style:style>
    <style:style style:name="T5" style:family="text">
      <style:text-properties fo:font-weight="normal" officeooo:rsid="000b28f8" style:font-weight-asian="normal" style:font-weight-complex="normal"/>
    </style:style>
    <style:style style:name="T6" style:family="text">
      <style:text-properties fo:font-weight="normal" officeooo:rsid="000c23a8" style:font-weight-asian="normal" style:font-weight-complex="normal"/>
    </style:style>
    <style:style style:name="T7" style:family="text">
      <style:text-properties fo:font-weight="normal" officeooo:rsid="000cd912" style:font-weight-asian="normal" style:font-weight-complex="normal"/>
    </style:style>
    <style:style style:name="T8" style:family="text">
      <style:text-properties officeooo:rsid="00075ed5"/>
    </style:style>
    <style:style style:name="T9" style:family="text">
      <style:text-properties officeooo:rsid="000b28f8"/>
    </style:style>
    <style:style style:name="T10" style:family="text">
      <style:text-properties officeooo:rsid="000c23a8"/>
    </style:style>
    <style:style style:name="T11" style:family="text">
      <style:text-properties officeooo:rsid="000cd91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urpose</text:p>
      <text:p text:style-name="P1"/>
      <text:p text:style-name="P1"><text:span text:style-name="T1">T</text:span>he main objective of this system is to allow a delivery person into a demarkated area of your house when you are not there. You should be able to give access remotely and monitor the delievery person while you they are in the area. </text:p>
      <text:p text:style-name="P1"/>
      <text:p text:style-name="P1">This document will demonstrate how the functionality of this system was tested by team codeBlox </text:p>
      <text:p text:style-name="P1"/>
      <text:p text:style-name="P8">Scope </text:p>
      <text:p text:style-name="P8"/>
      <text:p text:style-name="P3">The scope of this document is structured as followed. The features that are concidered for testing are listed in section *<text:span text:style-name="T2">INSERT SECTION NUMBER*. </text:span>Tests that have been identified from the requirements are discussed in detail in section *<text:span text:style-name="T2">INSERT SECTION NUMBER*</text:span> Furthermore, this document outlines the test environment and the risks involved in the testing approaches that will be followed. Assumptions and dependencies of this test plan will also be mentioned. Section*<text:span text:style-name="T2">INSERT SECTION NUMBER* </text:span>outlines,discusses and concludes on the results of the tests, respective</text:p>
      <text:p text:style-name="P8"/>
      <text:p text:style-name="P9">1.3 Test Enviroments</text:p>
      <text:p text:style-name="P9"/>
      <text:p text:style-name="P10">Programming Language </text:p>
      <text:p text:style-name="P5">node js </text:p>
      <text:p text:style-name="P5">Angular js </text:p>
      <text:p text:style-name="P5">Python </text:p>
      <text:p text:style-name="P5">Java (android) </text:p>
      <text:p text:style-name="P5"/>
      <text:p text:style-name="P10">Coding Environment</text:p>
      <text:p text:style-name="P5">Node package envrionment (npm)</text:p>
      <text:p text:style-name="P5"/>
      <text:p text:style-name="P10">Operating system </text:p>
      <text:p text:style-name="P5">Linux </text:p>
      <text:p text:style-name="P5"/>
      <text:p text:style-name="P9">Hardware</text:p>
      <text:p text:style-name="P4">Hardware testing is done on a level of using a voltameter</text:p>
      <text:p text:style-name="P4"><text:span text:style-name="T8">Raspberry Pi 3</text:span></text:p>
      <text:p text:style-name="P4"/>
      <text:p text:style-name="P10">1.4 Assumption and Dependencies</text:p>
      <text:p text:style-name="P6">assume that user has android device and is able to use it </text:p>
      <text:p text:style-name="P6">assume that the Pi 3 and camera have been setup in the house </text:p>
      <text:p text:style-name="P6"/>
      <text:p text:style-name="P11">dependencies:</text:p>
      <text:p text:style-name="P6">angular </text:p>
      <text:p text:style-name="P6">bcrypt</text:p>
      <text:p text:style-name="P6">body-parser</text:p>
      <text:p text:style-name="P6">express</text:p>
      <text:p text:style-name="P6">jwt-simple</text:p>
      <text:p text:style-name="P6">mongojs</text:p>
      <text:p text:style-name="P6">mocha</text:p>
      <text:p text:style-name="P6">should </text:p>
      <text:p text:style-name="P6">supertest </text:p>
      <text:p text:style-name="P6"/>
      <text:p text:style-name="P6">all npm node-modules </text:p>
      <text:p text:style-name="P6"/>
      <text:p text:style-name="P11"><text:soft-page-break/>Test Items</text:p>
      <text:p text:style-name="P6">camera feed</text:p>
      <text:p text:style-name="P6">open/close gate system </text:p>
      <text:p text:style-name="P6">android app </text:p>
      <text:p text:style-name="P6"><text:s/></text:p>
      <text:p text:style-name="P11">3 Functional Features to be Testing </text:p>
      <text:p text:style-name="P11"><text:span text:style-name="T4">user registration </text:span></text:p>
      <text:p text:style-name="P11"><text:span text:style-name="T4">notification when someone is at the gate</text:span></text:p>
      <text:p text:style-name="P11"><text:span text:style-name="T4">open/close gate</text:span></text:p>
      <text:p text:style-name="P12"><text:span text:style-name="T4">open camera</text:span></text:p>
      <text:p text:style-name="P12"><text:span text:style-name="T4"><text:s/></text:span></text:p>
      <text:p text:style-name="P13">4 Test Cases </text:p>
      <text:p text:style-name="P13"><text:tab/>Test case 1: <text:span text:style-name="T3">connection to server</text:span></text:p>
      <text:p text:style-name="P14"><text:span text:style-name="T3"><text:tab/></text:span>condition: <text:span text:style-name="T5">open home page</text:span></text:p>
      <text:p text:style-name="P14"><text:span text:style-name="T5"><text:tab/><text:tab/></text:span><text:span text:style-name="T9">objective: </text:span><text:span text:style-name="T5">check if the Pi connects to the server </text:span></text:p>
      <text:p text:style-name="P14"><text:span text:style-name="T5"><text:tab/><text:tab/>I</text:span><text:span text:style-name="T9">nput: </text:span><text:span text:style-name="T5">web URL </text:span></text:p>
      <text:p text:style-name="P14"><text:span text:style-name="T5"><text:tab/><text:tab/></text:span><text:span text:style-name="T10">Outcome: <text:s/></text:span><text:span text:style-name="T6">200 status </text:span></text:p>
      <text:p text:style-name="P14"><text:span text:style-name="T6"/></text:p>
      <text:p text:style-name="P14"><text:span text:style-name="T6"><text:tab/></text:span><text:span text:style-name="T10">Test case 2: </text:span><text:span text:style-name="T6">add user</text:span></text:p>
      <text:p text:style-name="P14"><text:span text:style-name="T6"><text:tab/></text:span><text:span text:style-name="T10">condition: <text:s/></text:span><text:span text:style-name="T6">add user to system </text:span></text:p>
      <text:p text:style-name="P14"><text:span text:style-name="T6"><text:tab/><text:tab/></text:span><text:span text:style-name="T10">objective: </text:span><text:span text:style-name="T6">check if user details get persisted to the database</text:span></text:p>
      <text:p text:style-name="P15"><text:span text:style-name="T6"><text:tab/><text:tab/></text:span><text:span text:style-name="T10">Input: </text:span><text:span text:style-name="T6">first name, last name, id, email, password1, password2</text:span></text:p>
      <text:p text:style-name="P15"><text:span text:style-name="T6"><text:tab/><text:tab/></text:span><text:span text:style-name="T10">Outcome: </text:span><text:span text:style-name="T6">200 status and user added to database</text:span></text:p>
      <text:p text:style-name="P15"><text:span text:style-name="T6"><text:tab/></text:span></text:p>
      <text:p text:style-name="P15"><text:span text:style-name="T6"><text:tab/></text:span><text:span text:style-name="T10">Test case 3: </text:span><text:span text:style-name="T6">getting user email </text:span></text:p>
      <text:p text:style-name="P15"><text:span text:style-name="T6"><text:tab/></text:span><text:span text:style-name="T11">condition: <text:s/></text:span><text:span text:style-name="T7">user should exist </text:span></text:p>
      <text:p text:style-name="P15"><text:span text:style-name="T7"><text:tab/><text:tab/></text:span><text:span text:style-name="T11">object: </text:span><text:span text:style-name="T7">check if user info can be acessed </text:span><text:span text:style-name="T11"><text:s/></text:span></text:p>
      <text:p text:style-name="P15"><text:span text:style-name="T7"><text:tab/><text:tab/></text:span><text:span text:style-name="T11">Input: </text:span><text:span text:style-name="T7">user name </text:span></text:p>
      <text:p text:style-name="P16"><text:span text:style-name="T7"><text:tab/><text:tab/></text:span><text:span text:style-name="T11">Outcome:</text:span><text:span text:style-name="T7"> print user email</text:span></text:p>
      <text:p text:style-name="P16"><text:span text:style-name="T7"/></text:p>
      <text:p text:style-name="P16"><text:span text:style-name="T7"><text:s/><text:tab/></text:span><text:span text:style-name="T11">Test case 4: </text:span></text:p>
      <text:p text:style-name="P15"><text:span text:style-name="T6"><text:tab/><text:tab/> </text:span></text:p>
      <text:p text:style-name="P14"/>
      <text:p text:style-name="P14"><text:span text:style-name="T6"><text:tab/></text:span></text:p>
      <text:p text:style-name="P14"><text:span text:style-name="T5"/></text:p>
      <text:p text:style-name="P13"/>
      <text:p text:style-name="P13"/>
      <text:p text:style-name="P11"><text:tab/></text:p>
      <text:p text:style-name="P11"/>
      <text:p text:style-name="P11">5 Item Pass/Fail Criteria </text:p>
      <text:p text:style-name="P6">The home Pi should be running </text:p>
      <text:p text:style-name="P6">There Pi should have a connection to the server </text:p>
      <text:p text:style-name="P6"/>
      <text:p text:style-name="P11"/>
      <text:p text:style-name="P4"/>
      <text:p text:style-name="P4"><text:s/><text:span text:style-name="T2"><text:s/>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14:43:20.107157936</meta:creation-date>
    <meta:editing-duration>PT2H46M38S</meta:editing-duration>
    <meta:editing-cycles>3</meta:editing-cycles>
    <meta:generator>LibreOffice/4.2.8.2$Linux_X86_64 LibreOffice_project/420m0$Build-2</meta:generator>
    <dc:date>2016-09-27T18:01:56.334942260</dc:date>
    <meta:document-statistic meta:table-count="0" meta:image-count="0" meta:object-count="0" meta:page-count="2" meta:paragraph-count="68" meta:word-count="362" meta:character-count="2248" meta:non-whitespace-character-count="1871"/>
  </office:meta>
</office:document-meta>
</file>